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50000021CDC107F6AA881D2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f1e" officeooo:paragraph-rsid="00053f1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- </text:p>
      <text:p text:style-name="P1"/>
      <text:p text:style-name="Standard"><draw:frame draw:style-name="fr1" draw:name="Image1" text:anchor-type="char" svg:width="6.9252in" svg:height="2.3772in" draw:z-index="0"><draw:image xlink:href="Pictures/10000001000006250000021CDC107F6AA881D2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23:29:07.069889324</meta:creation-date>
    <dc:date>2023-03-24T23:31:07.643842103</dc:date>
    <meta:editing-duration>PT2M2S</meta:editing-duration>
    <meta:editing-cycles>1</meta:editing-cycles>
    <meta:document-statistic meta:table-count="0" meta:image-count="1" meta:object-count="0" meta:page-count="1" meta:paragraph-count="1" meta:word-count="1" meta:character-count="9" meta:non-whitespace-character-count="8"/>
    <meta:generator>LibreOffice/7.3.7.2$Linux_X86_64 LibreOffice_project/30$Build-2</meta:generator>
  </office:meta>
</office:document-meta>
</file>